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ADMINISTRADOR DE SOFTWARE COMPLETO</text:p>
      <text:p text:style-name="P1"/>
      <text:p text:style-name="P2">CAPÍTULO 3</text:p>
      <text:p text:style-name="P2"/>
      <text:p text:style-name="P4">Al embarcarse en un proyecto es importate evaluar y decidir <text:s/>cual sera su enfoque. Decidir el enfoque del proyecto significa abordar las siguiente preguntas:</text:p>
      <text:p text:style-name="P4"/>
      <text:list xml:id="list1029165644758690442" text:style-name="L1">
        <text:list-item>
          <text:p text:style-name="P5">¿utilizare un producto standard o una codificacion personalizada?</text:p>
        </text:list-item>
        <text:list-item>
          <text:p text:style-name="P5">¿elegire un producto que haga muchas cosas o un producto especializado para cada aspecto de mi proyecto de software?</text:p>
        </text:list-item>
        <text:list-item>
          <text:p text:style-name="P5">¿Lanzare todo el software de <text:s/>una vez, o en fases?</text:p>
        </text:list-item>
        <text:list-item>
          <text:p text:style-name="P5">¿piloteare el software primero antes de lanzarlo?</text:p>
        </text:list-item>
      </text:list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2-05T20:11:09.68</meta:creation-date>
    <dc:date>2018-02-26T21:18:42.71</dc:date>
    <dc:creator>cv </dc:creator>
    <meta:editing-duration>PT1H32M30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7" meta:word-count="79" meta:character-count="488"/>
  </office:meta>
</office:document-meta>
</file>